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Hindi1" svg:font-family="'Lohit Hindi'"/>
    <style:font-face style:name="DejaVu Serif1" svg:font-family="'DejaVu Serif'" style:font-family-generic="roman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表格1" style:family="table">
      <style:table-properties style:width="17.59cm" table:align="margins"/>
    </style:style>
    <style:style style:name="表格1.A" style:family="table-column">
      <style:table-column-properties style:column-width="17.59cm" style:rel-column-width="65535*"/>
    </style:style>
    <style:style style:name="表格1.A1" style:family="table-cell">
      <style:table-cell-properties fo:padding="0.097cm" fo:border="0.05pt solid #000000"/>
    </style:style>
    <style:style style:name="T1" style:family="text">
      <style:text-properties style:font-name="DejaVu Serif1" style:font-name-asian="DejaVu Serif1" style:font-name-complex="DejaVu Serif1"/>
    </style:style>
    <style:style style:name="T2" style:family="text">
      <style:text-properties style:font-name="DejaVu Serif" style:font-name-asian="DejaVu Sans1" style:font-name-complex="Lohit Hindi"/>
    </style:style>
    <number:date-style style:name="N5084" number:language="en" number:country="US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ulti-University 2012 #5 A “Capturing the country” Solution</text:h>
      <text:p text:style-name="Standard">本作品采用<text:a xlink:type="simple" xlink:href="http://creativecommons.org/licenses/by-nc-sa/3.0/">知识共享署名-非商业性使用-相同方式共享 3.0 Unported许可协议</text:a>进行许可</text:p>
      <text:p text:style-name="Standard">write by Gestalti Lur</text:p>
      <text:p text:style-name="Standard"><text:date style:data-style-name="N5084" text:date-value="2012-09-11T10:16:45.99" text:fixed="true">2012-09-11</text:date></text:p>
      <text:p text:style-name="Standard">题目链接：<text:a xlink:type="simple" xlink:href="http://acm.hdu.edu.cn/showproblem.php?pid=4340">http://acm.hdu.edu.cn/showproblem.php?pid=4340</text:a></text:p>
      <text:h text:style-name="Heading_20_2" text:outline-level="2">题目大意</text:h>
      <text:p text:style-name="Standard"><text:tab/>在一棵无向图上有N(N&lt;100)个节点，对于任意节点i上都有两个类型的权值A_i和B_i，如果与i相邻的节点之前选择了A类型的权值那么节点i如果选择A类型的权值需要的代价就是A_i/2,对于类型B亦然。</text:p>
      <text:p text:style-name="Standard"><text:tab/>问将所有节点的权值选择完毕之后的最小权值和。</text:p>
      <text:h text:style-name="Heading_20_2" text:outline-level="2">算法分析</text:h>
      <text:p text:style-name="Text_20_body"><text:tab/>可以想到可以将无根树通过DFS的方式转化为有根树进行决策，为了简便就将根设置在1.在DFS找到的有根树上对于节点i可以确定它和它子树的无后效性的所有状态：</text:p>
      <text:p text:style-name="Standard"><text:tab/>考虑到对于所有连通的类型A或者类型B的节点，最优的方案肯定是这些节点里只有一个节点选择了A_i或者B_i,其他的节点显然都是A_i/2或者B_i/2.</text:p>
      <text:p text:style-name="Standard"><text:tab/>那么对于节点i来说，如果选择一种类型的权值就有三种情况：1.i和i的孩子里已经选择了一个完整的某类型的权值，选择的那个完整的权值在i上；2.i和i的孩子里已经选择了一个完整的某类型的权值，选择的权值在i的某个孩子上；3.i和i的孩子里都只选择了一半的权值；</text:p>
      <text:p text:style-name="Standard"><text:tab/>所以动态规划的状态可以是f[ i , s , t ]表示决策到i时i选择的权值类型为s时的最小权值和，t=1时表示i或者i的孩子已经选择了一个完整的s类型的权值，反之则表示上述情况3.</text:p>
      <text:p text:style-name="Standard"><text:tab/>对于f[ i , s , 1 ]是情况1和情况2的最小值，情况1可以从i的所有孩子中选择和i同样类型的权值的状态和选择和i相反类型的状态且已经选择了一个完整的权值的状态（因为这个孩子和i的类型不同所以不能够连通）中决策最小值之和，设这个值为val1,即有：</text:p>
      <text:p text:style-name="Standard">val1 = sum(min(f[ j , s , 0 ] , f[ j , s , 1 ]) , f[ j , ~s , 1 ] | j <text:span text:style-name="T1">∈</text:span><text:span text:style-name="T2"> child[i] </text:span>) + s[ i ]</text:p>
      <text:p text:style-name="Standard">对于情况2，显然他的孩子里必然有一个是已经选择了一个完整的权值，即：</text:p>
      <text:p text:style-name="Standard">min( val1 - min( f[ j , s , 0 ] , f[ j , s , 1 ] , f[ j , ~s , 1 ] | j <text:span text:style-name="T1">∈</text:span><text:span text:style-name="T2"> child[i] </text:span>) + f[ j , s , 1 ] ) + s[ i ]/2</text:p>
      <text:p text:style-name="Standard">情况3:</text:p>
      <text:p text:style-name="Standard">sum(min(f[ j , s , 0 ] , f[ j , s , 1 ]) , f[ j , ~s , 1 ] | j <text:span text:style-name="T1">∈</text:span><text:span text:style-name="T2"> child[i] </text:span>) + s[ i ]/2</text:p>
      <text:p text:style-name="Standard">边界条件为当i为叶子节点时,有：</text:p>
      <text:p text:style-name="Standard">f[ i , s , 0 ] = s[ i ] / 2;</text:p>
      <text:p text:style-name="Standard">f[ i , s , 1 ] = s[ i ];</text:p>
      <text:p text:style-name="Standard">最终答案是min( f[ 1 , s , 1 ] , f[ 1 , s , 0 ] );</text:p>
      <text:h text:style-name="Heading_20_2" text:outline-level="2">参考代码</text:h>
      <table:table table:name="表格1" table:style-name="表格1">
        <table:table-column table:style-name="表格1.A"/>
        <table:table-row>
          <table:table-cell table:style-name="表格1.A1" office:value-type="string">
            <text:p text:style-name="Table_20_Contents">/*</text:p>
            <text:p text:style-name="Table_20_Contents"><text:s text:c="2"/>MULTI UNIVERSITY #5 A</text:p>
            <text:p text:style-name="Table_20_Contents"><text:s text:c="2"/>gestapolur</text:p>
            <text:p text:style-name="Table_20_Contents"><text:s text:c="2"/>2012-09-10</text:p>
            <text:p text:style-name="Table_20_Contents"><text:s text:c="2"/>ACCEPTED</text:p>
            <text:p text:style-name="Table_20_Contents"><text:soft-page-break/><text:s text:c="2"/>hint: DFS + tree DP</text:p>
            <text:p text:style-name="Table_20_Contents">*/</text:p>
            <text:p text:style-name="Table_20_Contents">#include&lt;cstdio&gt;</text:p>
            <text:p text:style-name="Table_20_Contents">#define MAXN 102</text:p>
            <text:p text:style-name="Table_20_Contents">#define INF 1000000003</text:p>
            <text:p text:style-name="Table_20_Contents"/>
            <text:p text:style-name="Table_20_Contents">int n , m;//verx &amp; total edges( doubling ) on tree</text:p>
            <text:p text:style-name="Table_20_Contents">int head1[ MAXN ] , next1[ MAXN * 2 ] , nv[ MAXN * 2 ];//edges on oringal tree , use forward star</text:p>
            <text:p text:style-name="Table_20_Contents">int head2[ MAXN ] , next2[ MAXN ];//edges selected after DFS</text:p>
            <text:p text:style-name="Table_20_Contents">int f[ MAXN ][ 2 ][ 2 ] , a[ MAXN ] , b[ MAXN ] , cnt[ MAXN ];</text:p>
            <text:p text:style-name="Table_20_Contents">/* f[ i , s1=A(1),B(0) , s2=0,1 ] , minimum value sum of i and i's subtree.*/</text:p>
            <text:p text:style-name="Table_20_Contents">bool vis[ MAXN ];</text:p>
            <text:p text:style-name="Table_20_Contents"/>
            <text:p text:style-name="Table_20_Contents">inline void addedge1( int u , int v )</text:p>
            <text:p text:style-name="Table_20_Contents">{</text:p>
            <text:p text:style-name="Table_20_Contents"><text:s text:c="2"/>++ m;</text:p>
            <text:p text:style-name="Table_20_Contents"><text:s text:c="2"/>next1[ m ] = head1[ u ];</text:p>
            <text:p text:style-name="Table_20_Contents"><text:s text:c="2"/>nv[ m ] = v;</text:p>
            <text:p text:style-name="Table_20_Contents"><text:s text:c="2"/>head1[ u ] = m;</text:p>
            <text:p text:style-name="Table_20_Contents"><text:s text:c="2"/>return ;</text:p>
            <text:p text:style-name="Table_20_Contents">}</text:p>
            <text:p text:style-name="Table_20_Contents"/>
            <text:p text:style-name="Table_20_Contents">void dfs( int u )</text:p>
            <text:p text:style-name="Table_20_Contents">{</text:p>
            <text:p text:style-name="Table_20_Contents"><text:s text:c="2"/>for( int v = head1[ u ] ; v ; v = next1[ v ] )</text:p>
            <text:p text:style-name="Table_20_Contents"><text:s text:c="4"/>if( not vis[ nv[ v ] ] )</text:p>
            <text:p text:style-name="Table_20_Contents"><text:s text:c="6"/>{</text:p>
            <text:p text:style-name="Table_20_Contents"><text:tab/>next2[ nv[ v ] ] = head2[ u ];</text:p>
            <text:p text:style-name="Table_20_Contents"><text:tab/>head2[ u ] = nv[ v ];</text:p>
            <text:p text:style-name="Table_20_Contents"><text:tab/>++ cnt[ u ];</text:p>
            <text:p text:style-name="Table_20_Contents"><text:tab/>vis[ nv[ v ] ] = true;</text:p>
            <text:p text:style-name="Table_20_Contents"><text:tab/>dfs( nv[ v ] );</text:p>
            <text:p text:style-name="Table_20_Contents"><text:s text:c="6"/>}</text:p>
            <text:p text:style-name="Table_20_Contents"><text:s text:c="2"/>return ;</text:p>
            <text:p text:style-name="Table_20_Contents">}</text:p>
            <text:p text:style-name="Table_20_Contents"/>
            <text:p text:style-name="Table_20_Contents">inline int min( int a , int b ){ return a &lt; b ? a : b;}</text:p>
            <text:p text:style-name="Table_20_Contents"/>
            <text:p text:style-name="Table_20_Contents">void dp( int u )</text:p>
            <text:p text:style-name="Table_20_Contents">{</text:p>
            <text:p text:style-name="Table_20_Contents"><text:s text:c="2"/>if( not head2[ u ] )</text:p>
            <text:p text:style-name="Table_20_Contents"><text:s text:c="4"/>{</text:p>
            <text:p text:style-name="Table_20_Contents"><text:s text:c="6"/>f[ u ][ 1 ][ 0 ] = a[ u ] / 2;</text:p>
            <text:p text:style-name="Table_20_Contents"><text:s text:c="6"/>f[ u ][ 1 ][ 1 ] = a[ u ];</text:p>
            <text:p text:style-name="Table_20_Contents"><text:s text:c="6"/>f[ u ][ 0 ][ 0 ] = b[ u ] / 2;</text:p>
            <text:p text:style-name="Table_20_Contents"><text:s text:c="6"/>f[ u ][ 0 ][ 1 ] = b[ u ];</text:p>
            <text:p text:style-name="Table_20_Contents"><text:s text:c="4"/>}</text:p>
            <text:p text:style-name="Table_20_Contents"><text:soft-page-break/><text:s text:c="2"/>else</text:p>
            <text:p text:style-name="Table_20_Contents"><text:s text:c="4"/>{</text:p>
            <text:p text:style-name="Table_20_Contents"><text:s text:c="6"/>int v , val1 , val2;</text:p>
            <text:p text:style-name="Table_20_Contents"><text:s text:c="6"/>for( v = head2[ u ] ; v ; v = next2[ v ] ) dp( v );</text:p>
            <text:p text:style-name="Table_20_Contents"><text:s text:c="6"/>//A</text:p>
            <text:p text:style-name="Table_20_Contents"><text:s text:c="6"/>val2 = 0;</text:p>
            <text:p text:style-name="Table_20_Contents"><text:s text:c="6"/>for( v = head2[ u ] ; v ; v = next2[ v ] )</text:p>
            <text:p text:style-name="Table_20_Contents"><text:tab/>val2 += min( min( f[ v ][ 1 ][ 1 ] , f[ v ][ 1 ][ 0 ] ) , f[ v ][ 0 ][ 1 ] );</text:p>
            <text:p text:style-name="Table_20_Contents"><text:s text:c="6"/>f[ u ][ 1 ][ 1 ] = <text:s/>val2 + a[ u ];</text:p>
            <text:p text:style-name="Table_20_Contents"><text:s text:c="6"/>for( v = head2[ u ] ; v ; v = next2[ v ] )</text:p>
            <text:p text:style-name="Table_20_Contents"><text:tab/>{</text:p>
            <text:p text:style-name="Table_20_Contents"><text:tab/> <text:s/>val1 = val2 - min( min( f[ v ][ 1 ][ 1 ] , f[ v ][ 1 ][ 0 ] ) , f[ v ][ 0 ][ 1 ] ) + f[ v ][ 1 ][ 1 ];</text:p>
            <text:p text:style-name="Table_20_Contents"><text:tab/> <text:s/>f[ u ][ 1 ][ 1 ] = min( val1 + a[ u ] / 2 , f[ u ][ 1 ][ 1 ] );</text:p>
            <text:p text:style-name="Table_20_Contents"><text:tab/>}</text:p>
            <text:p text:style-name="Table_20_Contents"><text:s text:c="6"/>f[ u ][ 1 ][ 0 ] = val2 + a[ u ] / 2;</text:p>
            <text:p text:style-name="Table_20_Contents"><text:s text:c="6"/>//B</text:p>
            <text:p text:style-name="Table_20_Contents"><text:s text:c="6"/>val2 = 0;</text:p>
            <text:p text:style-name="Table_20_Contents"><text:s text:c="6"/>for( v = head2[ u ] ; v ; v = next2[ v ] )</text:p>
            <text:p text:style-name="Table_20_Contents"><text:tab/>val2 += min( f[ v ][ 1 ][ 1 ] , min( f[ v ][ 0 ][ 1 ] , f[ v ][ 0 ][ 0 ] ) );</text:p>
            <text:p text:style-name="Table_20_Contents"><text:s text:c="6"/>f[ u ][ 0 ][ 1 ] = val2 + b[ u ];</text:p>
            <text:p text:style-name="Table_20_Contents"><text:s text:c="6"/>for( v = head2[ u ] ; v ; v = next2[ v ] )</text:p>
            <text:p text:style-name="Table_20_Contents"><text:tab/>{</text:p>
            <text:p text:style-name="Table_20_Contents"><text:tab/> <text:s/>val1 = val2 - min( min( f[ v ][ 0 ][ 1 ] , f[ v ][ 0 ][ 0 ] ) , f[ v ][ 1 ][ 1 ] ) + f[ v ][ 0 ][ 1 ];</text:p>
            <text:p text:style-name="Table_20_Contents"><text:tab/> <text:s/>f[ u ][ 0 ][ 1 ] = min( val1 + b[ u ] / 2 , f[ u ][ 0 ][ 1 ] );</text:p>
            <text:p text:style-name="Table_20_Contents"><text:tab/>} <text:s text:c="5"/></text:p>
            <text:p text:style-name="Table_20_Contents"><text:s text:c="6"/>f[ u ][ 0 ][ 0 ] = val2 + b[ u ] / 2;</text:p>
            <text:p text:style-name="Table_20_Contents"><text:s text:c="4"/>}</text:p>
            <text:p text:style-name="Table_20_Contents"><text:s text:c="2"/>return ;</text:p>
            <text:p text:style-name="Table_20_Contents">}</text:p>
            <text:p text:style-name="Table_20_Contents"/>
            <text:p text:style-name="Table_20_Contents">void init()</text:p>
            <text:p text:style-name="Table_20_Contents">{</text:p>
            <text:p text:style-name="Table_20_Contents"><text:s text:c="2"/>int i , u , v;</text:p>
            <text:p text:style-name="Table_20_Contents"><text:s text:c="2"/>m = 0;</text:p>
            <text:p text:style-name="Table_20_Contents"><text:s text:c="2"/>for( i = 1 ; i &lt;= n ; ++ i )</text:p>
            <text:p text:style-name="Table_20_Contents"><text:s text:c="4"/>{</text:p>
            <text:p text:style-name="Table_20_Contents"><text:s text:c="6"/>f[ i ][ 0 ][ 0 ] = INF;</text:p>
            <text:p text:style-name="Table_20_Contents"><text:s text:c="6"/>f[ i ][ 0 ][ 1 ] = INF;</text:p>
            <text:p text:style-name="Table_20_Contents"><text:s text:c="6"/>f[ i ][ 1 ][ 0 ] = INF;</text:p>
            <text:p text:style-name="Table_20_Contents"><text:s text:c="6"/>f[ i ][ 1 ][ 1 ] = INF;</text:p>
            <text:p text:style-name="Table_20_Contents"><text:s text:c="6"/>head1[ i ] = 0;</text:p>
            <text:p text:style-name="Table_20_Contents"><text:s text:c="6"/>head2[ i ] = 0;</text:p>
            <text:p text:style-name="Table_20_Contents"><text:s text:c="6"/>vis[ i ] = false;</text:p>
            <text:p text:style-name="Table_20_Contents"><text:s text:c="6"/>cnt[ i ] = 0;</text:p>
            <text:p text:style-name="Table_20_Contents"><text:s text:c="6"/>scanf("%d" , &amp;a[ i ] );</text:p>
            <text:p text:style-name="Table_20_Contents"><text:s text:c="4"/>}</text:p>
            <text:p text:style-name="Table_20_Contents"><text:soft-page-break/><text:s text:c="2"/>for( i = 1 ; i &lt;= n ; ++ i )</text:p>
            <text:p text:style-name="Table_20_Contents"><text:s text:c="4"/>scanf("%d" , &amp;b[ i ] );</text:p>
            <text:p text:style-name="Table_20_Contents"/>
            <text:p text:style-name="Table_20_Contents"><text:s text:c="2"/>for( i = 1 ; i &lt; n ; ++ i )</text:p>
            <text:p text:style-name="Table_20_Contents"><text:s text:c="4"/>{</text:p>
            <text:p text:style-name="Table_20_Contents"><text:s text:c="6"/>scanf("%d %d" , &amp;u , &amp;v );</text:p>
            <text:p text:style-name="Table_20_Contents"><text:s text:c="6"/>addedge1( u , v );</text:p>
            <text:p text:style-name="Table_20_Contents"><text:s text:c="6"/>addedge1( v , u );</text:p>
            <text:p text:style-name="Table_20_Contents"><text:s text:c="4"/>}</text:p>
            <text:p text:style-name="Table_20_Contents"><text:s text:c="2"/>vis[ 1 ] = true;</text:p>
            <text:p text:style-name="Table_20_Contents"><text:s text:c="2"/>return ;</text:p>
            <text:p text:style-name="Table_20_Contents">}</text:p>
            <text:p text:style-name="Table_20_Contents"/>
            <text:p text:style-name="Table_20_Contents">int main()</text:p>
            <text:p text:style-name="Table_20_Contents">{</text:p>
            <text:p text:style-name="Table_20_Contents"><text:s text:c="2"/>while( scanf( "%d" , &amp;n ) not_eq EOF )</text:p>
            <text:p text:style-name="Table_20_Contents"><text:s text:c="4"/>{</text:p>
            <text:p text:style-name="Table_20_Contents"><text:s text:c="6"/>init();</text:p>
            <text:p text:style-name="Table_20_Contents"><text:s text:c="6"/>dfs( 1 );</text:p>
            <text:p text:style-name="Table_20_Contents"><text:s text:c="6"/>dp( 1 ); </text:p>
            <text:p text:style-name="Table_20_Contents"><text:s text:c="6"/>printf( "%d\n" , min( f[ 1 ][ 1 ][ 1 ] , f[ 1 ][ 0 ][ 1 ] ) );</text:p>
            <text:p text:style-name="Table_20_Contents"><text:s text:c="4"/>}</text:p>
            <text:p text:style-name="Table_20_Contents"><text:s text:c="2"/>return 0;</text:p>
            <text:p text:style-name="Table_20_Contents">}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ohit Hindi1" svg:font-family="'Lohit Hindi'"/>
    <style:font-face style:name="DejaVu Serif1" svg:font-family="'DejaVu Serif'" style:font-family-generic="roman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DejaVu Serif" fo:font-size="18pt" fo:font-weight="bold" style:font-name-asian="DejaVu Sans1" style:font-size-asian="18pt" style:font-weight-asian="bold" style:font-name-complex="Lohit Hindi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suacm </meta:initial-creator>
    <meta:creation-date>2012-07-16T08:24:39</meta:creation-date>
    <dc:date>2012-09-11T13:03:00</dc:date>
    <dc:creator>csuacm </dc:creator>
    <meta:editing-duration>PT2H49M16S</meta:editing-duration>
    <meta:editing-cycles>20</meta:editing-cycles>
    <meta:generator>LibreOffice/3.5$Linux_x86 LibreOffice_project/350m1$Build-2</meta:generator>
    <meta:document-statistic meta:table-count="1" meta:image-count="0" meta:object-count="0" meta:page-count="4" meta:paragraph-count="138" meta:word-count="1071" meta:character-count="4066" meta:non-whitespace-character-count="2920"/>
  </office:meta>
</office:document-meta>
</file>